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a6dce" officeooo:paragraph-rsid="001a6dce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0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1a6dce" officeooo:paragraph-rsid="001a6dc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1ba204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1ba204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a49f7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fo:font-variant="normal" fo:text-transform="none" fo:color="#000000" fo:font-size="11pt" fo:letter-spacing="normal" fo:font-style="normal" fo:font-weight="normal" officeooo:rsid="00246a9f" style:font-size-asian="11pt" style:font-size-complex="11pt"/>
    </style:style>
    <style:style style:name="T4" style:family="text">
      <style:text-properties officeooo:rsid="001b4930"/>
    </style:style>
    <style:style style:name="T5" style:family="text">
      <style:text-properties officeooo:rsid="00246a9f"/>
    </style:style>
    <style:style style:name="T6" style:family="text">
      <style:text-properties officeooo:rsid="002562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o clima de compartilhar conhecimento Fórum Internacional Software Livre inicia atividades</text:p>
      <text:p text:style-name="P1"/>
      <text:p text:style-name="P1"><text:s/></text:p>
      <text:p text:style-name="P3">Evento reuniu milhares de pessoas no seu primeiro dia no Centro de Eventos da PUCRS </text:p>
      <text:p text:style-name="P3"/>
      <text:p text:style-name="P3"/>
      <text:p text:style-name="P3">As vantagens do trabalho colaborativo foram espalhadas em todos os cantos e em diversas palestras realizadas no primeiro dia de atividades do Fórum Internacional Software Livre (FISL), nesta quarta-feira (07/05). O FISL ocorre até sábado no Centro de Eventos da PUCRS e reúne especialistas nacionais e internacionais no assunto. </text:p>
      <text:p text:style-name="P3"/>
      <text:p text:style-name="P3">A aprovação recente do Marco Civil da Internet foi um dos temas frequentes. Saudado pelos militantes do movimento, o modelo foi construído de forma colaborativa e representou, segundo o coordenador geral do FISL, Ricardo Fritsch, uma vitória para sociedade brasileira em termos de liberdade de expressão. </text:p>
      <text:p text:style-name="P3"/>
      <text:p text:style-name="P3">- Governos mais transparentes são importantes e essas medidas só estão lá no Marco Civil porque ele foi construído de forma colaborativa. Precisamos agora que essas questões cheguem com mais força à toda sociedade - disse. </text:p>
      <text:p text:style-name="P3"/>
      <text:p text:style-name="P3">A importância do software livre é defendida também na possibilidade de contínua atualização sem o domínio privado do conhecimento. </text:p>
      <text:p text:style-name="P3"/>
      <text:p text:style-name="P3">-Arrisco a dizer que o que escrevemos hoje, daqui a 10 anos não poderia ser aberto se não tivéssemos o conceito de Software Livre. Além disso, livros e muitas outras ilustrações deixaram de ser impressos e passaram a ser eletrônicos. É mais um motivo para que eles sejam desenvolvidos em Software Livre, permitindo livre acesso - completou Ricardo. </text:p>
      <text:p text:style-name="P3"/>
      <text:p text:style-name="P3">O coordenador estratégico de software livre do Serpro e integrante do Grupo de Programação do FISL, Deivi Lopes Kuhn, ressaltou a importante participação de estrangeiros no evento e a composição de temas de pleno interesse para o público. </text:p>
      <text:p text:style-name="P3"/>
      <text:p text:style-name="P3">- O tema que os participantes priorizaram no ano passado foi a espionagem e por isso ele aparece de forma relevante nas palestras. Várias atividades como Marco Civil tiveram uma atenção especial porque são temas que precisam ser explorados. A mobilidade segura é outro ponto importante em função do crescente uso de aparelhos móveis e sabe-se que existem riscos no uso de softwares que não são livres - destacou. </text:p>
      <text:p text:style-name="P3"/>
      <text:p text:style-name="P3">Na palestra "Software Livre e Segurança em Governo" o diretor operacional do Serpro, Wilton Motta, destacou o crescimento de 60% no uso do software livre. </text:p>
      <text:p text:style-name="P3"/>
      <text:p text:style-name="P3">Outra atração do dia foi a palestra da militante da cultura de software livre e funcionária do Facebook, Fernanda G. Weiden. Ela apresentou um resumo de 10 dicas em desenvolvimento em sistemas de larga escala. </text:p>
      <text:p text:style-name="P3"/>
      <text:p text:style-name="P3">Os palestrantes Br<text:span text:style-name="T4">u</text:span>no Erthal de Abreu e Thiago Garcia da Silva apresentaram ideias que ajudam a desenvolver produtos eletrônicos que facilitam a vida em ações rotineiras do dia-a-dia. </text:p>
      <text:p text:style-name="P3"/>
      <text:p text:style-name="P3">O FISL conta com mais de 400 atividades. Além das palestras abre um espaço importante para participação das mulheres na tecnologia. O evento no ano passado chegou a contar com participação superior a 20% de mulheres, o que pode ser considerado excelente em termos de Tecnologia da Informação e para esse ano é esperada ainda presença maior do público feminino. O assunto esteve em pauta na Rodada Hacker, através de oficina dedicada à mulheres. </text:p>
      <text:p text:style-name="P3"><text:soft-page-break/><text:s/></text:p>
      <text:p text:style-name="P3">O evento é considerado o embrião da comunidade software livre e pode ser traduzido como o pensamento de que é assim que as melhores ideias se manifestam. Desde a primeira edição reuniu aproximadamente 68 mil pessoas de quase 30 países. A cada ano são aperfeiçoadas áreas para que os participantes possam interagir e trocar ideias. </text:p>
      <text:p text:style-name="P3"/>
      <text:p text:style-name="P3">O FISL passou a <text:span text:style-name="T4">f</text:span>azer parte do cenário político do país e é considerado como um dos principais centros de debate da Tecnologia da Informação e da liberdade. As atividades atraem líderes de diversos setores da sociedade, além de programadores, ciberativistas e militantes do conhecimento compartilhado.</text:p>
      <text:p text:style-name="P2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9"><text:a xlink:type="simple" xlink:href="http://comunicacao.softwarelivre.org/fisl15"><text:span text:style-name="T2">http://comunicacao.softwarelivre.org/fisl15</text:span></text:a></text:p>
      <text:p text:style-name="P13"/>
      <text:p text:style-name="P12">Fotos <text:span text:style-name="T5">do </text:span>FISL <text:span text:style-name="T6">2014</text:span>:</text:p>
      <text:p text:style-name="P11"><text:a xlink:type="simple" xlink:href="https://www.flickr.com/fislquinze"><text:span text:style-name="T3">https://www.flickr.com/fislquinze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15</meta:editing-cycles>
    <meta:creation-date>2014-04-30T13:37:00</meta:creation-date>
    <dc:date>2014-05-08T14:40:54.670985816</dc:date>
    <meta:editing-duration>PT23M1S</meta:editing-duration>
    <meta:generator>LibreOffice/4.1.2.3$Linux_X86_64 LibreOffice_project/410m0$Build-3</meta:generator>
    <meta:document-statistic meta:table-count="0" meta:image-count="0" meta:object-count="0" meta:page-count="2" meta:paragraph-count="29" meta:word-count="737" meta:character-count="4735" meta:non-whitespace-character-count="40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